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zeOfHops-7-02" table:style-name="ta1">
        <table:shapes>
          <draw:frame draw:z-index="0" draw:style-name="gr1" draw:text-style-name="P1" svg:width="171.51mm" svg:height="108.11mm" svg:x="96.63mm" svg:y="22.58mm">
            <draw:object draw:notify-on-update-of-ranges="'sizeOfHops-7-02'.B1:'sizeOfHops-7-02'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535" calcext:value-type="float">
            <text:p>23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783" calcext:value-type="float">
            <text:p>49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195" calcext:value-type="float">
            <text:p>80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208" calcext:value-type="float">
            <text:p>86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068" calcext:value-type="float">
            <text:p>82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347" calcext:value-type="float">
            <text:p>61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61" calcext:value-type="float">
            <text:p>40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901" calcext:value-type="float">
            <text:p>249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696" calcext:value-type="float">
            <text:p>13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6T19:50:19.106104960</dc:date>
    <meta:editing-duration>PT1H42M1S</meta:editing-duration>
    <meta:editing-cycles>1</meta:editing-cycles>
    <meta:document-statistic meta:table-count="1" meta:cell-count="5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52cm" svg:height="10.812cm" xlink:href=".." xlink:type="simple" chart:class="chart:bar" chart:style-name="ch1">
        <chart:title svg:x="2.619cm" svg:y="0.351cm" chart:style-name="ch2">
          <text:p>Nombre de traceroutes regroupés par leur nombre de sauts</text:p>
        </chart:title>
        <chart:legend chart:legend-position="end" svg:x="14.122cm" svg:y="5.146cm" style:legend-expansion="high" chart:style-name="ch3"/>
        <chart:plot-area chart:style-name="ch4" table:cell-range-address="'sizeOfHops-7-02'.B1:'sizeOfHops-7-02'.B25" chart:data-source-has-labels="row" svg:x="1.302cm" svg:y="1.268cm" svg:width="12.477cm" svg:height="8.399cm">
          <chartooo:coordinate-region svg:x="2.664cm" svg:y="1.429cm" svg:width="11.115cm" svg:height="7.67cm"/>
          <chart:axis chart:dimension="x" chart:name="primary-x" chart:style-name="ch5">
            <chart:title svg:x="6.252cm" svg:y="9.883cm" chart:style-name="ch6">
              <text:p>Nombre de sauts</text:p>
            </chart:title>
          </chart:axis>
          <chart:axis chart:dimension="y" chart:name="primary-y" chart:style-name="ch7">
            <chart:title svg:x="0.451cm" svg:y="7.178cm" chart:style-name="ch8">
              <text:p>Nombre de traceroutes</text:p>
            </chart:title>
            <chart:grid chart:style-name="ch9" chart:class="major"/>
          </chart:axis>
          <chart:series chart:style-name="ch10" chart:values-cell-range-address="'sizeOfHops-7-02'.B1:'sizeOfHops-7-02'.B25" loext:label-string="nb_traceroutes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_tracerout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9">
                <text:p>2349</text:p>
                <draw:g>
                  <svg:desc>'sizeOfHops-7-02'.B1:'sizeOfHops-7-02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35">
                <text:p>23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783">
                <text:p>49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195">
                <text:p>80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208">
                <text:p>86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068">
                <text:p>82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47">
                <text:p>61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61">
                <text:p>400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01">
                <text:p>24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73">
                <text:p>8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